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20000031A5DED771709CCA992.png" manifest:media-type="image/png"/>
  <manifest:file-entry manifest:full-path="Pictures/100000000000033C0000026DB2BEE5C7C4455B87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Cordia New" svg:font-family="'Cordia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lueprint_20_Plans-title">
      <style:graphic-properties fo:min-height="4.8cm"/>
      <style:paragraph-properties style:writing-mode="lr-tb"/>
    </style:style>
    <style:style style:name="pr2" style:family="presentation" style:parent-style-name="Blueprint_20_Plans-subtitle">
      <style:graphic-properties draw:fill-color="#ffffff" fo:min-height="10.2cm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-title">
      <style:graphic-properties fo:min-height="3.506cm"/>
      <style:paragraph-properties style:writing-mode="lr-tb"/>
    </style:style>
    <style:style style:name="pr5" style:family="presentation" style:parent-style-name="Standard-outline1">
      <style:graphic-properties fo:min-height="11.929cm"/>
      <style:paragraph-properties style:writing-mode="lr-tb"/>
    </style:style>
    <style:style style:name="pr6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color="#ffffff"/>
    </style:style>
    <style:style style:name="P3" style:family="paragraph">
      <loext:graphic-properties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text-style-name="P1" draw:layer="layout" svg:width="25.199cm" svg:height="4.8cm" svg:x="1.4cm" svg:y="3cm" presentation:class="title" presentation:user-transformed="true">
          <draw:text-box>
            <text:p>Transfer news &amp; knowledge</text:p>
          </draw:text-box>
        </draw:frame>
        <draw:frame presentation:style-name="pr2" draw:text-style-name="P2" draw:layer="layout" svg:width="25.199cm" svg:height="10.2cm" svg:x="1.4cm" svg:y="8.8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5cm" svg:height="11.14cm" svg:x="3.074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วัตถุประสงค์</text:p>
          </draw:text-box>
        </draw:frame>
        <draw:frame presentation:style-name="pr5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อธิบาย ภาพรวมของระบบ</text:p>
              </text:list-item>
              <text:list-item>
                <text:p>Function การทำงานต่าง ๆ</text:p>
              </text:list-item>
              <text:list-item>
                <text:p>การตรวจสอบระบบ</text:p>
              </text:list-item>
              <text:list-item>
                <text:p>คำถาม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ภาพรวมระบบ</text:p>
          </draw:text-box>
        </draw:frame>
        <draw:frame presentation:style-name="pr5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ระบบนี้เป็นระบบที่พัฒนามาจาก Agent Portal V.2 </text:p>
              </text:list-item>
              <text:list-item>
                <text:p>รายละเอียดที่เพิ่ม</text:p>
                <text:list>
                  <text:list-item>
                    <text:p>View as </text:p>
                  </text:list-item>
                  <text:list-item>
                    <text:p>ข่าวสารสำคัญ และ ข่าวสารทั่วไป</text:p>
                  </text:list-item>
                  <text:list-item>
                    <text:p>ความรู้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View AS</text:p>
          </draw:text-box>
        </draw:frame>
        <draw:frame presentation:style-name="pr5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คือ ระบบโครงสร้างของทีมและสมาชิก เพื่อให้หัวหน้างานสามารถดูผลงานภายใต้ตนเองได้ <text:s/></text:p>
              </text:list-item>
              <text:list-item>
                <text:p>การ login เข้าใช้งานระบบ ต้องมี user อยู่ใน AD หรือทำการเพิ่ม email ของ user ที่ table ms_admin_manage_branch ก่อนถึงจะสามารถใช้งานได้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ข่าวสาร</text:p>
          </draw:text-box>
        </draw:frame>
        <draw:frame presentation:style-name="pr5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ใช้ในการแสดงข่าวสารต่าง ๆ สำหรับ ตัวแทน</text:p>
              </text:list-item>
              <text:list-item>
                <text:p>ข่าวสารจะแบ่งออกเป็น กลุ่มย่อย ๆ 3 กลุ่มคือ</text:p>
                <text:list>
                  <text:list-item>
                    <text:p>ประกาศทั่วไป</text:p>
                  </text:list-item>
                  <text:list-item>
                    <text:p>ข่าวสารฝ่ายขายช่องทางตัวแทน</text:p>
                  </text:list-item>
                  <text:list-item>
                    <text:p>ประกาศรางวัล</text:p>
                  </text:list-item>
                </text:list>
              </text:list-item>
              <text:list-item>
                <text:p>ข่าวสาร สามารถกำหนดความสำคัญ เพื่อบังคับให้ตัวแทน ต้องอ่านได้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ความรู้</text:p>
          </draw:text-box>
        </draw:frame>
        <draw:frame presentation:style-name="pr5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ใช้ในการแสดงความรู้ต่าง ๆ สำหรับ ตัวแทน</text:p>
              </text:list-item>
              <text:list-item>
                <text:p>ความรู้แบ่งเป็น 3 กลุ่มย่อย ๆ คือ</text:p>
                <text:list>
                  <text:list-item>
                    <text:p>ความรู้จาก OA</text:p>
                  </text:list-item>
                  <text:list-item>
                    <text:p>ความรู้ทั่วไป</text:p>
                  </text:list-item>
                  <text:list-item>
                    <text:p>ความรู้จาก ฝ่ายขาย</text:p>
                  </text:list-item>
                </text:list>
              </text:list-item>
              <text:list-item>
                <text:p>ความรู้สามารถ กำหนดให้แสดงด้านบน เพื่อให้มองเห็นได้ง่าย โดยการ ปักหมุด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Cordia New" svg:font-family="'Cordia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4220000031A5DED771709CCA992.png" xlink:type="simple" xlink:show="embed" xlink:actuate="onLoad"/>
    <draw:fill-image draw:name="background" xlink:href="Pictures/100000000000033C0000026DB2BEE5C7C4455B87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/>
    </style:style>
    <style:style style:name="Standard-outline3" style:family="presentation" style:parent-style-name="Standard-outline2">
      <style:paragraph-properties fo:margin-top="0.3cm" fo:margin-bottom="0cm"/>
      <style:text-properties fo:font-size="24pt"/>
    </style:style>
    <style:style style:name="Standard-outline4" style:family="presentation" style:parent-style-name="Standard-outline3">
      <style:paragraph-properties fo:margin-top="0.2cm" fo:margin-bottom="0cm"/>
      <style:text-properties fo:font-size="20pt"/>
    </style:style>
    <style:style style:name="Standard-outline5" style:family="presentation" style:parent-style-name="Standard-outline4">
      <style:paragraph-properties fo:margin-top="0.1cm" fo:margin-bottom="0cm"/>
      <style:text-properties fo:font-size="20pt"/>
    </style:style>
    <style:style style:name="Standard-outline6" style:family="presentation" style:parent-style-name="Standard-outline5">
      <style:paragraph-properties fo:margin-top="0.1cm" fo:margin-bottom="0cm"/>
      <style:text-properties fo:font-size="20pt"/>
    </style:style>
    <style:style style:name="Standard-outline7" style:family="presentation" style:parent-style-name="Standard-outline6">
      <style:paragraph-properties fo:margin-top="0.1cm" fo:margin-bottom="0cm"/>
      <style:text-properties fo:font-size="20pt"/>
    </style:style>
    <style:style style:name="Standard-outline8" style:family="presentation" style:parent-style-name="Standard-outline7">
      <style:paragraph-properties fo:margin-top="0.1cm" fo:margin-bottom="0cm"/>
      <style:text-properties fo:font-size="20pt"/>
    </style:style>
    <style:style style:name="Standard-outline9" style:family="presentation" style:parent-style-name="Standard-outline8">
      <style:paragraph-properties fo:margin-top="0.1cm" fo:margin-bottom="0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style:paragraph-properties style:writing-mode="lr-tb"/>
      <style:text-properties fo:color="#ffffff" fo:font-size="14pt"/>
    </style:style>
    <style:style style:name="MP6" style:family="paragraph">
      <loext:graphic-properties draw:fill="none" draw:fill-color="#ffffff"/>
      <style:paragraph-properties style:writing-mode="lr-tb"/>
      <style:text-properties fo:color="#ffffff" fo:font-size="14pt"/>
    </style:style>
    <style:style style:name="MP7" style:family="paragraph">
      <style:paragraph-properties fo:text-align="center" style:writing-mode="lr-tb"/>
      <style:text-properties fo:color="#ffffff" fo:font-size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ffffff" fo:font-size="14pt"/>
    </style:style>
    <style:style style:name="MP9" style:family="paragraph">
      <style:paragraph-properties fo:text-align="end" style:writing-mode="lr-tb"/>
      <style:text-properties fo:color="#ffffff" fo:font-size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ffffff" fo:font-size="14pt"/>
    </style:style>
    <style:style style:name="MP11" style:family="paragraph">
      <style:paragraph-properties fo:text-align="center" style:writing-mode="lr-tb"/>
      <style:text-properties fo:font-size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3-05T16:37:36.781703012</meta:creation-date>
    <meta:editing-duration>PT14M18S</meta:editing-duration>
    <meta:editing-cycles>4</meta:editing-cycles>
    <meta:generator>LibreOffice/6.3.4.2$Windows_X86_64 LibreOffice_project/60da17e045e08f1793c57c00ba83cdfce946d0aa</meta:generator>
    <dc:title>Blueprint Plans</dc:title>
    <dc:date>2020-03-05T17:04:47.189000000</dc:date>
    <meta:document-statistic meta:object-count="56"/>
  </office:meta>
</office:document-meta>
</file>